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8aaea" style:font-size-asian="14pt" style:font-size-complex="14pt"/>
    </style:style>
    <style:style style:name="T1" style:family="text">
      <style:text-properties officeooo:rsid="0005dba2"/>
    </style:style>
    <style:style style:name="T2" style:family="text">
      <style:text-properties officeooo:rsid="0006975f"/>
    </style:style>
    <style:style style:name="T3" style:family="text">
      <style:text-properties officeooo:rsid="00084210"/>
    </style:style>
    <style:style style:name="T4" style:family="text">
      <style:text-properties officeooo:rsid="0008aaea"/>
    </style:style>
    <style:style style:name="T5" style:family="text">
      <style:text-properties officeooo:rsid="00093c4e"/>
    </style:style>
    <style:style style:name="T6" style:family="text">
      <style:text-properties officeooo:rsid="000b1f66"/>
    </style:style>
    <style:style style:name="T7" style:family="text">
      <style:text-properties officeooo:rsid="000c894a"/>
    </style:style>
    <style:style style:name="T8" style:family="text">
      <style:text-properties officeooo:rsid="000d9e3a"/>
    </style:style>
    <style:style style:name="T9" style:family="text">
      <style:text-properties officeooo:rsid="000df73d"/>
    </style:style>
    <style:style style:name="T10" style:family="text">
      <style:text-properties officeooo:rsid="000fbb9d"/>
    </style:style>
    <style:style style:name="T11" style:family="text">
      <style:text-properties officeooo:rsid="00140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222 </text:p>
      <text:p text:style-name="P1">Homework 3</text:p>
      <text:p text:style-name="P1">Problem solution approach</text:p>
      <text:p text:style-name="P2"/>
      <text:p text:style-name="P2"><text:tab/>In this homework we should complete <text:span text:style-name="T1">a customised heap and BinarySearchTree Heap Tree. For customised heap I used a priority queue in it and standart operations was made by delegetion (like add remove). <text:s/></text:span><text:span text:style-name="T2">For search I traversed with iterator one by one. For merge I used addAll operation. To remove i’th largest element I just removed i elements one by one and I added all elements without the last element removed. </text:span><text:span text:style-name="T3">For set operation of iterator I removed the item and I came to the same index because after deletion its not allowed to continue.</text:span></text:p>
      <text:p text:style-name="P2"/>
      <text:p text:style-name="P3"><text:span text:style-name="T4">For 2nd part (BST HeapTree) </text:span><text:span text:style-name="T5">I made</text:span><text:span text:style-name="T6">3 </text:span><text:span text:style-name="T5">class one is named LittleNode that hold the data and the occurences of the data. </text:span><text:span text:style-name="T6">In the </text:span><text:span text:style-name="T7">outer one </text:span><text:span text:style-name="T6">class </text:span><text:span text:style-name="T7">which is named BigNode is holds a LittleNode heap that I made in part 1 </text:span><text:span text:style-name="T8">and also it holds the sizeLimit. If its full then we can not add element to it. BigNode also holds recursively 2 times itself named right and left in a binary tree form.The last class I made is BSTHeapTree which holds </text:span><text:span text:style-name="T9">the root BigNode. </text:span><text:span text:style-name="T10">This class is a binary tree actually. Operations of this class almost all are recursive.</text:span></text:p>
      <text:p text:style-name="P3"/>
      <text:p text:style-name="P2"/>
      <text:p text:style-name="P2"/>
      <text:p text:style-name="P2"/>
      <text:p text:style-name="P2"/>
      <text:p text:style-name="P2">Mehmet Hüseyin YILDIZ</text:p>
      <text:p text:style-name="P2">20010400409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2:46:47.985384503</meta:creation-date>
    <dc:date>2021-05-04T23:03:32.660100763</dc:date>
    <meta:editing-duration>PT16M39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07" meta:character-count="1156" meta:non-whitespace-character-count="953"/>
  </office:meta>
</office:document-meta>
</file>